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2500002A7200001539320A0E44.svm" manifest:media-type=""/>
  <manifest:file-entry manifest:full-path="Pictures/2000011B00001BBB0000164683A58C71.svm" manifest:media-type=""/>
  <manifest:file-entry manifest:full-path="Pictures/200000A100004252000040B60987E708.svm" manifest:media-type=""/>
  <manifest:file-entry manifest:full-path="Pictures/2000009F0000160C0000160C74DD36A1.svm" manifest:media-type=""/>
  <manifest:file-entry manifest:full-path="Pictures/200001D30000910A0000667E77B91885.svm" manifest:media-type=""/>
  <manifest:file-entry manifest:full-path="Pictures/2000007A00003C9400003D304D5B2654.svm" manifest:media-type=""/>
  <manifest:file-entry manifest:full-path="Pictures/200000400000371F0000371F413553B6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6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cm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6.39cm" svg:y="1cm">
          <draw:image xlink:href="Pictures/200000400000371F0000371F413553B6.svm" xlink:type="simple" xlink:show="embed" xlink:actuate="onLoad">
            <text:p/>
          </draw:image>
        </draw:frame>
        <draw:frame draw:style-name="gr2" draw:layer="layout" svg:width="2.932cm" svg:height="2cm" svg:x="18.068cm" svg:y="3cm">
          <draw:text-box>
            <text:p>UCS DC</text:p>
            <text:p>Backup</text:p>
          </draw:text-box>
        </draw:frame>
        <draw:frame draw:style-name="gr1" draw:text-style-name="P1" draw:layer="layout" svg:width="3.098cm" svg:height="3.128cm" svg:x="25cm" svg:y="1.372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5cm" svg:height="1.673cm" svg:x="24.5cm" svg:y="4.827cm">
          <draw:text-box>
            <text:p>Various </text:p>
            <text:p>printers</text:p>
          </draw:text-box>
        </draw:frame>
        <draw:line draw:style-name="gr4" draw:text-style-name="P1" draw:layer="layout" svg:x1="20.5cm" svg:y1="6cm" svg:x2="25.5cm" svg:y2="4cm">
          <text:p/>
        </draw:line>
        <draw:frame draw:style-name="gr5" draw:text-style-name="P2" draw:layer="layout" svg:width="2.081cm" svg:height="1.225cm" svg:x="22.415cm" svg:y="3.191cm">
          <draw:text-box>
            <text:p><text:span text:style-name="T1">Printer </text:span></text:p>
            <text:p><text:span text:style-name="T1">spooling</text:span></text:p>
          </draw:text-box>
        </draw:frame>
        <draw:frame draw:style-name="gr1" draw:text-style-name="P1" draw:layer="layout" svg:width="2.969cm" svg:height="2.1cm" svg:x="11.031cm" svg:y="15.9cm">
          <draw:image xlink:href="Pictures/200001D30000910A0000667E77B91885.svm" xlink:type="simple" xlink:show="embed" xlink:actuate="onLoad">
            <text:p/>
          </draw:image>
        </draw:frame>
        <draw:frame draw:style-name="gr1" draw:text-style-name="P1" draw:layer="layout" svg:width="4.61cm" svg:height="3.5cm" svg:x="16.5cm" svg:y="4cm">
          <draw:image xlink:href="Pictures/200000400000371F0000371F413553B6.svm" xlink:type="simple" xlink:show="embed" xlink:actuate="onLoad">
            <text:p/>
          </draw:image>
        </draw:frame>
        <draw:frame draw:style-name="gr6" draw:layer="layout" svg:width="2.932cm" svg:height="2.173cm" svg:x="10.5cm" svg:y="1.5cm">
          <draw:text-box>
            <text:p>UCS DC</text:p>
            <text:p>Master</text:p>
          </draw:text-box>
        </draw:frame>
        <draw:frame draw:style-name="gr7" draw:layer="layout" svg:width="3.07cm" svg:height="1.673cm" svg:x="10.93cm" svg:y="18cm">
          <draw:text-box>
            <text:p>120 thin</text:p>
            <text:p><text:s/>clients</text:p>
          </draw:text-box>
        </draw:frame>
        <draw:frame draw:style-name="gr1" draw:text-style-name="P1" draw:layer="layout" svg:width="4.61cm" svg:height="3.5cm" svg:x="17.89cm" svg:y="15cm">
          <draw:image xlink:href="Pictures/200000400000371F0000371F413553B6.svm" xlink:type="simple" xlink:show="embed" xlink:actuate="onLoad">
            <text:p/>
          </draw:image>
        </draw:frame>
        <draw:frame draw:style-name="gr8" draw:layer="layout" svg:width="6.484cm" svg:height="3.095cm" svg:x="22.216cm" svg:y="15.405cm">
          <draw:text-box>
            <text:p>Four DC Slave</text:p>
            <text:p>Terminal servers for</text:p>
            <text:p>Univention Corporate</text:p>
            <text:p>Client</text:p>
          </draw:text-box>
        </draw:frame>
        <draw:frame draw:style-name="gr1" draw:text-style-name="P1" draw:layer="layout" svg:width="2.819cm" svg:height="2.819cm" svg:x="1.681cm" svg:y="10.181cm">
          <draw:image xlink:href="Pictures/2000009F0000160C0000160C74DD36A1.svm" xlink:type="simple" xlink:show="embed" xlink:actuate="onLoad">
            <text:p/>
          </draw:image>
        </draw:frame>
        <draw:frame draw:style-name="gr8" draw:layer="layout" svg:width="3.952cm" svg:height="1.673cm" svg:x="1cm" svg:y="8.327cm">
          <draw:text-box>
            <text:p>Solaris CAD</text:p>
            <text:p>systems</text:p>
          </draw:text-box>
        </draw:frame>
        <draw:line draw:style-name="gr4" draw:text-style-name="P1" draw:layer="layout" svg:x1="3.5cm" svg:y1="11cm" svg:x2="9cm" svg:y2="4cm">
          <text:p/>
        </draw:line>
        <draw:frame draw:style-name="gr8" draw:text-style-name="P2" draw:layer="layout" svg:width="3.152cm" svg:height="1.199cm" svg:x="3.094cm" svg:y="6cm">
          <draw:text-box>
            <text:p><text:span text:style-name="T1">User </text:span></text:p>
            <text:p><text:span text:style-name="T1">authentication</text:span></text:p>
          </draw:text-box>
        </draw:frame>
        <draw:frame draw:style-name="gr1" draw:text-style-name="P1" draw:layer="layout" svg:width="4.61cm" svg:height="3.5cm" svg:x="2cm" svg:y="15cm">
          <draw:image xlink:href="Pictures/200000400000371F0000371F413553B6.svm" xlink:type="simple" xlink:show="embed" xlink:actuate="onLoad">
            <text:p/>
          </draw:image>
        </draw:frame>
        <draw:frame draw:style-name="gr8" draw:text-style-name="P3" draw:layer="layout" svg:width="4.837cm" svg:height="1.673cm" svg:x="2.5cm" svg:y="18.5cm">
          <draw:text-box>
            <text:p><text:span text:style-name="T2">Windows 2008</text:span></text:p>
            <text:p><text:span text:style-name="T2">Terminal server</text:span></text:p>
          </draw:text-box>
        </draw:frame>
        <draw:line draw:style-name="gr4" draw:text-style-name="P4" draw:layer="layout" svg:x1="11.5cm" svg:y1="17cm" svg:x2="6cm" svg:y2="17cm">
          <text:p/>
        </draw:line>
        <draw:frame draw:style-name="gr8" draw:text-style-name="P2" draw:layer="layout" svg:width="4.278cm" svg:height="1.199cm" svg:x="6.82cm" svg:y="15.578cm">
          <draw:text-box>
            <text:p><text:span text:style-name="T1">RDP access to</text:span></text:p>
            <text:p><text:span text:style-name="T1">accounting software</text:span></text:p>
          </draw:text-box>
        </draw:frame>
        <draw:frame draw:style-name="gr1" draw:text-style-name="P1" draw:layer="layout" svg:width="1.699cm" svg:height="1.659cm" svg:x="12.5cm" svg:y="8cm">
          <draw:image xlink:href="Pictures/200000A100004252000040B60987E708.svm" xlink:type="simple" xlink:show="embed" xlink:actuate="onLoad">
            <text:p/>
          </draw:image>
        </draw:frame>
        <draw:frame draw:style-name="gr8" draw:text-style-name="P3" draw:layer="layout" svg:width="1.806cm" svg:height="0.962cm" svg:x="14cm" svg:y="7.5cm">
          <draw:text-box>
            <text:p><text:span text:style-name="T2">SAN</text:span></text:p>
          </draw:text-box>
        </draw:frame>
        <draw:frame draw:style-name="gr8" draw:text-style-name="P2" draw:layer="layout" svg:width="3.461cm" svg:height="1.199cm" svg:x="11.5cm" svg:y="5cm">
          <draw:text-box>
            <text:p><text:span text:style-name="T1">Management of</text:span></text:p>
            <text:p><text:span text:style-name="T1">file shares</text:span></text:p>
          </draw:text-box>
        </draw:frame>
        <draw:line draw:style-name="gr4" draw:text-style-name="P4" draw:layer="layout" svg:x1="5cm" svg:y1="16cm" svg:x2="13cm" svg:y2="9.5cm">
          <text:p/>
        </draw:line>
        <draw:line draw:style-name="gr4" draw:text-style-name="P4" draw:layer="layout" svg:x1="19.5cm" svg:y1="15.5cm" svg:x2="14cm" svg:y2="9.5cm">
          <text:p/>
        </draw:line>
        <draw:line draw:style-name="gr4" draw:text-style-name="P4" draw:layer="layout" svg:x1="3.5cm" svg:y1="11.5cm" svg:x2="12.5cm" svg:y2="9cm">
          <text:p/>
        </draw:line>
        <draw:frame draw:style-name="gr9" draw:text-style-name="P2" draw:layer="layout" svg:width="2.716cm" svg:height="0.725cm" svg:x="6.5cm" svg:y="10.5cm">
          <draw:text-box>
            <text:p><text:span text:style-name="T1">File storage</text:span></text:p>
          </draw:text-box>
        </draw:frame>
        <draw:frame draw:style-name="gr10" draw:text-style-name="P2" draw:layer="layout" svg:width="2.716cm" svg:height="1.055cm" svg:x="8.552cm" svg:y="13.5cm">
          <draw:text-box>
            <text:p><text:span text:style-name="T1">File storage</text:span></text:p>
          </draw:text-box>
        </draw:frame>
        <draw:frame draw:style-name="gr8" draw:text-style-name="P2" draw:layer="layout" svg:width="2.716cm" svg:height="0.725cm" svg:x="17.052cm" svg:y="14.775cm">
          <draw:text-box>
            <text:p><text:span text:style-name="T1">File storage</text:span></text:p>
          </draw:text-box>
        </draw:frame>
        <draw:line draw:style-name="gr11" draw:text-style-name="P4" draw:layer="layout" svg:x1="10.5cm" svg:y1="4.5cm" svg:x2="12.5cm" svg:y2="8cm">
          <text:p/>
        </draw:line>
        <draw:frame draw:style-name="gr8" draw:text-style-name="P2" draw:layer="layout" svg:width="2.716cm" svg:height="0.725cm" svg:x="9.052cm" svg:y="6.775cm">
          <draw:text-box>
            <text:p><text:span text:style-name="T1">File storage</text:span></text:p>
          </draw:text-box>
        </draw:frame>
        <draw:line draw:style-name="gr11" draw:text-style-name="P4" draw:layer="layout" svg:x1="13.5cm" svg:y1="17cm" svg:x2="19.5cm" svg:y2="17cm">
          <text:p/>
        </draw:line>
        <draw:frame draw:style-name="gr12" draw:text-style-name="P2" draw:layer="layout" svg:width="1.7cm" svg:height="0.725cm" svg:x="15.5cm" svg:y="16.275cm">
          <draw:text-box>
            <text:p><text:span text:style-name="T1">DHCP</text:span></text:p>
          </draw:text-box>
        </draw:frame>
        <draw:frame draw:style-name="gr8" draw:text-style-name="P2" draw:layer="layout" svg:width="4.812cm" svg:height="0.725cm" svg:x="14cm" svg:y="17cm">
          <draw:text-box>
            <text:p><text:span text:style-name="T1">Linux terminal services</text:span></text:p>
          </draw:text-box>
        </draw:frame>
        <draw:line draw:style-name="gr11" draw:text-style-name="P5" draw:layer="layout" svg:x1="13.5cm" svg:y1="16.5cm" svg:x2="22cm" svg:y2="10.5cm">
          <text:p/>
        </draw:line>
        <draw:line draw:style-name="gr4" draw:text-style-name="P5" draw:layer="layout" svg:x1="13cm" svg:y1="16cm" svg:x2="19cm" svg:y2="7cm">
          <text:p/>
        </draw:line>
        <draw:frame draw:style-name="gr8" draw:text-style-name="P2" draw:layer="layout" svg:width="1.937cm" svg:height="0.725cm" svg:x="16cm" svg:y="9cm">
          <draw:text-box>
            <text:p><text:span text:style-name="T1">Printing</text:span></text:p>
          </draw:text-box>
        </draw:frame>
        <draw:frame draw:style-name="gr1" draw:text-style-name="P1" draw:layer="layout" svg:width="2.569cm" svg:height="2.392cm" svg:x="18.5cm" svg:y="11cm">
          <draw:image xlink:href="Pictures/2000011B00001BBB0000164683A58C71.svm" xlink:type="simple" xlink:show="embed" xlink:actuate="onLoad">
            <text:p/>
          </draw:image>
        </draw:frame>
        <draw:frame draw:style-name="gr1" draw:text-style-name="P1" draw:layer="layout" svg:width="6.518cm" svg:height="3.259cm" svg:x="21.482cm" svg:y="8.241cm">
          <draw:image xlink:href="Pictures/2000002500002A7200001539320A0E44.svm" xlink:type="simple" xlink:show="embed" xlink:actuate="onLoad">
            <text:p/>
          </draw:image>
        </draw:frame>
        <draw:frame draw:style-name="gr8" draw:layer="layout" svg:width="4.757cm" svg:height="1.673cm" svg:x="22.5cm" svg:y="9cm">
          <draw:text-box>
            <text:p>Open-Xchange</text:p>
            <text:p>groupwa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13T10:13:45</meta:creation-date>
    <dc:date>2013-09-26T12:08:51</dc:date>
    <meta:editing-duration>PT1H39M49S</meta:editing-duration>
    <meta:editing-cycles>11</meta:editing-cycles>
    <meta:generator>LibreOffice/3.5$Linux_X86_64 LibreOffice_project/350m1$Build-2</meta:generator>
    <meta:document-statistic meta:object-count="40"/>
  </office:meta>
</office:document-meta>
</file>